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.27" calcext:value-type="float">
            <text:p>1,27</text:p>
          </table:table-cell>
          <table:table-cell table:number-columns-repeated="4"/>
        </table:table-row>
        <table:table-row table:style-name="ro1">
          <table:table-cell table:style-name="Default"/>
          <table:table-cell table:formula="of:=300/0.78" office:value-type="float" office:value="384.615384615385" calcext:value-type="float">
            <text:p>384,6153846154</text:p>
          </table:table-cell>
          <table:table-cell table:formula="of:=1000/(3.12-0.49)" office:value-type="float" office:value="380.228136882129" calcext:value-type="float">
            <text:p>380,2281368821</text:p>
          </table:table-cell>
          <table:table-cell table:formula="of:=1200/(3.65-0.49)" office:value-type="float" office:value="379.746835443038" calcext:value-type="float">
            <text:p>379,746835443</text:p>
          </table:table-cell>
          <table:table-cell table:formula="of:=[.J8]/(3.9-0.49)" office:value-type="float" office:value="381.231671554252" calcext:value-type="float">
            <text:p>381,2316715543</text:p>
          </table:table-cell>
          <table:table-cell table:style-name="Default" table:formula="of:=AVERAGE([.C6:.E6])" office:value-type="float" office:value="380.402214626473" calcext:value-type="float">
            <text:p>380,402214626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3.12" calcext:value-type="float">
            <text:p>3,1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3.65" calcext:value-type="float">
            <text:p>3,6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300" calcext:value-type="float">
            <text:p>1300</text:p>
          </table:table-cell>
          <table:table-cell office:value-type="float" office:value="3.9" calcext:value-type="float">
            <text:p>3,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([.A10]-0.49)*[.$B$6]" office:value-type="float" office:value="-188.461538461538" calcext:value-type="float">
            <text:p>-188,4615384615</text:p>
          </table:table-cell>
          <table:table-cell table:formula="of:=([.A10]-0.49)*[.$C$6]" office:value-type="float" office:value="-186.311787072243" calcext:value-type="float">
            <text:p>-186,3117870722</text:p>
          </table:table-cell>
          <table:table-cell table:formula="of:=([.A10]-0.49)*[.$D$6]" office:value-type="float" office:value="-186.075949367089" calcext:value-type="float">
            <text:p>-186,0759493671</text:p>
          </table:table-cell>
          <table:table-cell table:formula="of:=([.A10]-0.49)*[.$E$6]" office:value-type="float" office:value="-186.803519061584" calcext:value-type="float">
            <text:p>-186,8035190616</text:p>
          </table:table-cell>
          <table:table-cell table:formula="of:=([.A10]-0.49)*[.$F$6]" office:value-type="float" office:value="-186.397085166972" calcext:value-type="float">
            <text:p>-186,397085167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,10</text:p>
          </table:table-cell>
          <table:table-cell table:formula="of:=([.A11]-0.49)*[.$B$6]" office:value-type="float" office:value="-150" calcext:value-type="float">
            <text:p>-150</text:p>
          </table:table-cell>
          <table:table-cell table:formula="of:=([.A11]-0.49)*[.$C$6]" office:value-type="float" office:value="-148.28897338403" calcext:value-type="float">
            <text:p>-148,288973384</text:p>
          </table:table-cell>
          <table:table-cell table:formula="of:=([.A11]-0.49)*[.$D$6]" office:value-type="float" office:value="-148.101265822785" calcext:value-type="float">
            <text:p>-148,1012658228</text:p>
          </table:table-cell>
          <table:table-cell table:formula="of:=([.A11]-0.49)*[.$E$6]" office:value-type="float" office:value="-148.680351906158" calcext:value-type="float">
            <text:p>-148,6803519062</text:p>
          </table:table-cell>
          <table:table-cell table:formula="of:=([.A11]-0.49)*[.$F$6]" office:value-type="float" office:value="-148.356863704325" calcext:value-type="float">
            <text:p>-148,356863704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[.$J$28]*[.N11] - [.$L$16]" office:value-type="float" office:value="-186.397085166972" calcext:value-type="float">
            <text:p>-186,397085167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12]-0.49)*[.$B$6]" office:value-type="float" office:value="-111.538461538462" calcext:value-type="float">
            <text:p>-111,5384615385</text:p>
          </table:table-cell>
          <table:table-cell table:formula="of:=([.A12]-0.49)*[.$C$6]" office:value-type="float" office:value="-110.266159695818" calcext:value-type="float">
            <text:p>-110,2661596958</text:p>
          </table:table-cell>
          <table:table-cell table:formula="of:=([.A12]-0.49)*[.$D$6]" office:value-type="float" office:value="-110.126582278481" calcext:value-type="float">
            <text:p>-110,1265822785</text:p>
          </table:table-cell>
          <table:table-cell table:formula="of:=([.A12]-0.49)*[.$E$6]" office:value-type="float" office:value="-110.557184750733" calcext:value-type="float">
            <text:p>-110,5571847507</text:p>
          </table:table-cell>
          <table:table-cell table:formula="of:=([.A12]-0.49)*[.$F$6]" office:value-type="float" office:value="-110.316642241677" calcext:value-type="float">
            <text:p>-110,3166422417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table:formula="of:=[.$J$28]*[.N12] - [.$L$16]" office:value-type="float" office:value="-93.4346671253117" calcext:value-type="float">
            <text:p>-93,4346671253</text:p>
          </table:table-cell>
        </table:table-row>
        <table:table-row table:style-name="ro1">
          <table:table-cell office:value-type="float" office:value="0.3" calcext:value-type="float">
            <text:p>0,30</text:p>
          </table:table-cell>
          <table:table-cell table:formula="of:=([.A13]-0.49)*[.$B$6]" office:value-type="float" office:value="-73.0769230769231" calcext:value-type="float">
            <text:p>-73,0769230769</text:p>
          </table:table-cell>
          <table:table-cell table:formula="of:=([.A13]-0.49)*[.$C$6]" office:value-type="float" office:value="-72.2433460076045" calcext:value-type="float">
            <text:p>-72,2433460076</text:p>
          </table:table-cell>
          <table:table-cell table:formula="of:=([.A13]-0.49)*[.$D$6]" office:value-type="float" office:value="-72.1518987341772" calcext:value-type="float">
            <text:p>-72,1518987342</text:p>
          </table:table-cell>
          <table:table-cell table:formula="of:=([.A13]-0.49)*[.$E$6]" office:value-type="float" office:value="-72.4340175953079" calcext:value-type="float">
            <text:p>-72,4340175953</text:p>
          </table:table-cell>
          <table:table-cell table:formula="of:=([.A13]-0.49)*[.$F$6]" office:value-type="float" office:value="-72.2764207790299" calcext:value-type="float">
            <text:p>-72,276420779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formula="of:=[.$J$28]*[.N13] - [.$L$16]" office:value-type="float" office:value="-0.472249083651604" calcext:value-type="float">
            <text:p>-0,4722490837</text:p>
          </table:table-cell>
        </table:table-row>
        <table:table-row table:style-name="ro1">
          <table:table-cell office:value-type="float" office:value="0.4" calcext:value-type="float">
            <text:p>0,40</text:p>
          </table:table-cell>
          <table:table-cell table:formula="of:=([.A14]-0.49)*[.$B$6]" office:value-type="float" office:value="-34.6153846153846" calcext:value-type="float">
            <text:p>-34,6153846154</text:p>
          </table:table-cell>
          <table:table-cell table:formula="of:=([.A14]-0.49)*[.$C$6]" office:value-type="float" office:value="-34.2205323193916" calcext:value-type="float">
            <text:p>-34,2205323194</text:p>
          </table:table-cell>
          <table:table-cell table:formula="of:=([.A14]-0.49)*[.$D$6]" office:value-type="float" office:value="-34.1772151898734" calcext:value-type="float">
            <text:p>-34,1772151899</text:p>
          </table:table-cell>
          <table:table-cell table:formula="of:=([.A14]-0.49)*[.$E$6]" office:value-type="float" office:value="-34.3108504398827" calcext:value-type="float">
            <text:p>-34,3108504399</text:p>
          </table:table-cell>
          <table:table-cell table:formula="of:=([.A14]-0.49)*[.$F$6]" office:value-type="float" office:value="-34.2361993163826" calcext:value-type="float">
            <text:p>-34,2361993164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formula="of:=[.$J$28]*[.N14] - [.$L$16]" office:value-type="float" office:value="92.4901689580085" calcext:value-type="float">
            <text:p>92,490168958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15]-0.49)*[.$B$6]" office:value-type="float" office:value="3.84615384615385" calcext:value-type="float">
            <text:p>3,8461538462</text:p>
          </table:table-cell>
          <table:table-cell table:formula="of:=([.A15]-0.49)*[.$C$6]" office:value-type="float" office:value="3.8022813688213" calcext:value-type="float">
            <text:p>3,8022813688</text:p>
          </table:table-cell>
          <table:table-cell table:formula="of:=([.A15]-0.49)*[.$D$6]" office:value-type="float" office:value="3.79746835443038" calcext:value-type="float">
            <text:p>3,7974683544</text:p>
          </table:table-cell>
          <table:table-cell table:formula="of:=([.A15]-0.49)*[.$E$6]" office:value-type="float" office:value="3.81231671554252" calcext:value-type="float">
            <text:p>3,8123167155</text:p>
          </table:table-cell>
          <table:table-cell table:formula="of:=([.A15]-0.49)*[.$F$6]" office:value-type="float" office:value="3.80402214626473" calcext:value-type="float">
            <text:p>3,8040221463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table:formula="of:=[.$J$28]*[.N15] - [.$L$16]" office:value-type="float" office:value="185.452586999669" calcext:value-type="float">
            <text:p>185,4525869997</text:p>
          </table:table-cell>
        </table:table-row>
        <table:table-row table:style-name="ro1">
          <table:table-cell office:value-type="float" office:value="0.6" calcext:value-type="float">
            <text:p>0,60</text:p>
          </table:table-cell>
          <table:table-cell table:formula="of:=([.A16]-0.49)*[.$B$6]" office:value-type="float" office:value="42.3076923076923" calcext:value-type="float">
            <text:p>42,3076923077</text:p>
          </table:table-cell>
          <table:table-cell table:formula="of:=([.A16]-0.49)*[.$C$6]" office:value-type="float" office:value="41.8250950570343" calcext:value-type="float">
            <text:p>41,825095057</text:p>
          </table:table-cell>
          <table:table-cell table:formula="of:=([.A16]-0.49)*[.$D$6]" office:value-type="float" office:value="41.7721518987342" calcext:value-type="float">
            <text:p>41,7721518987</text:p>
          </table:table-cell>
          <table:table-cell table:formula="of:=([.A16]-0.49)*[.$E$6]" office:value-type="float" office:value="41.9354838709678" calcext:value-type="float">
            <text:p>41,935483871</text:p>
          </table:table-cell>
          <table:table-cell table:formula="of:=([.A16]-0.49)*[.$F$6]" office:value-type="float" office:value="41.8442436089121" calcext:value-type="float">
            <text:p>41,8442436089</text:p>
          </table:table-cell>
          <table:table-cell table:number-columns-repeated="5"/>
          <table:table-cell table:formula="of:=0.49*[.F6]" office:value-type="float" office:value="186.397085166972" calcext:value-type="float">
            <text:p>186,397085167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J$28]*[.N16] - [.$L$16]" office:value-type="float" office:value="278.415005041329" calcext:value-type="float">
            <text:p>278,4150050413</text:p>
          </table:table-cell>
        </table:table-row>
        <table:table-row table:style-name="ro1">
          <table:table-cell office:value-type="float" office:value="0.7" calcext:value-type="float">
            <text:p>0,70</text:p>
          </table:table-cell>
          <table:table-cell table:formula="of:=([.A17]-0.49)*[.$B$6]" office:value-type="float" office:value="80.7692307692308" calcext:value-type="float">
            <text:p>80,7692307692</text:p>
          </table:table-cell>
          <table:table-cell table:formula="of:=([.A17]-0.49)*[.$C$6]" office:value-type="float" office:value="79.8479087452472" calcext:value-type="float">
            <text:p>79,8479087452</text:p>
          </table:table-cell>
          <table:table-cell table:formula="of:=([.A17]-0.49)*[.$D$6]" office:value-type="float" office:value="79.746835443038" calcext:value-type="float">
            <text:p>79,746835443</text:p>
          </table:table-cell>
          <table:table-cell table:formula="of:=([.A17]-0.49)*[.$E$6]" office:value-type="float" office:value="80.058651026393" calcext:value-type="float">
            <text:p>80,0586510264</text:p>
          </table:table-cell>
          <table:table-cell table:formula="of:=([.A17]-0.49)*[.$F$6]" office:value-type="float" office:value="79.8844650715594" calcext:value-type="float">
            <text:p>79,8844650716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$J$28]*[.N17] - [.$L$16]" office:value-type="float" office:value="371.377423082989" calcext:value-type="float">
            <text:p>371,377423083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8]-0.49)*[.$B$6]" office:value-type="float" office:value="119.230769230769" calcext:value-type="float">
            <text:p>119,2307692308</text:p>
          </table:table-cell>
          <table:table-cell table:formula="of:=([.A18]-0.49)*[.$C$6]" office:value-type="float" office:value="117.87072243346" calcext:value-type="float">
            <text:p>117,8707224335</text:p>
          </table:table-cell>
          <table:table-cell table:formula="of:=([.A18]-0.49)*[.$D$6]" office:value-type="float" office:value="117.721518987342" calcext:value-type="float">
            <text:p>117,7215189873</text:p>
          </table:table-cell>
          <table:table-cell table:formula="of:=([.A18]-0.49)*[.$E$6]" office:value-type="float" office:value="118.181818181818" calcext:value-type="float">
            <text:p>118,1818181818</text:p>
          </table:table-cell>
          <table:table-cell table:formula="of:=([.A18]-0.49)*[.$F$6]" office:value-type="float" office:value="117.924686534207" calcext:value-type="float">
            <text:p>117,9246865342</text:p>
          </table:table-cell>
          <table:table-cell table:number-columns-repeated="7"/>
          <table:table-cell office:value-type="float" office:value="350" calcext:value-type="float">
            <text:p>350</text:p>
          </table:table-cell>
          <table:table-cell table:formula="of:=[.$J$28]*[.N18] - [.$L$16]" office:value-type="float" office:value="464.339841124649" calcext:value-type="float">
            <text:p>464,3398411246</text:p>
          </table:table-cell>
        </table:table-row>
        <table:table-row table:style-name="ro1">
          <table:table-cell office:value-type="float" office:value="0.9" calcext:value-type="float">
            <text:p>0,90</text:p>
          </table:table-cell>
          <table:table-cell table:formula="of:=([.A19]-0.49)*[.$B$6]" office:value-type="float" office:value="157.692307692308" calcext:value-type="float">
            <text:p>157,6923076923</text:p>
          </table:table-cell>
          <table:table-cell table:formula="of:=([.A19]-0.49)*[.$C$6]" office:value-type="float" office:value="155.893536121673" calcext:value-type="float">
            <text:p>155,8935361217</text:p>
          </table:table-cell>
          <table:table-cell table:formula="of:=([.A19]-0.49)*[.$D$6]" office:value-type="float" office:value="155.696202531646" calcext:value-type="float">
            <text:p>155,6962025316</text:p>
          </table:table-cell>
          <table:table-cell table:formula="of:=([.A19]-0.49)*[.$E$6]" office:value-type="float" office:value="156.304985337243" calcext:value-type="float">
            <text:p>156,3049853372</text:p>
          </table:table-cell>
          <table:table-cell table:formula="of:=([.A19]-0.49)*[.$F$6]" office:value-type="float" office:value="155.964907996854" calcext:value-type="float">
            <text:p>155,9649079969</text:p>
          </table:table-cell>
          <table:table-cell table:number-columns-repeated="7"/>
          <table:table-cell office:value-type="float" office:value="400" calcext:value-type="float">
            <text:p>400</text:p>
          </table:table-cell>
          <table:table-cell table:formula="of:=[.$J$28]*[.N19] - [.$L$16]" office:value-type="float" office:value="557.302259166309" calcext:value-type="float">
            <text:p>557,3022591663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([.A20]-0.49)*[.$B$6]" office:value-type="float" office:value="196.153846153846" calcext:value-type="float">
            <text:p>196,1538461538</text:p>
          </table:table-cell>
          <table:table-cell table:formula="of:=([.A20]-0.49)*[.$C$6]" office:value-type="float" office:value="193.916349809886" calcext:value-type="float">
            <text:p>193,9163498099</text:p>
          </table:table-cell>
          <table:table-cell table:formula="of:=([.A20]-0.49)*[.$D$6]" office:value-type="float" office:value="193.670886075949" calcext:value-type="float">
            <text:p>193,670886076</text:p>
          </table:table-cell>
          <table:table-cell table:formula="of:=([.A20]-0.49)*[.$E$6]" office:value-type="float" office:value="194.428152492669" calcext:value-type="float">
            <text:p>194,4281524927</text:p>
          </table:table-cell>
          <table:table-cell table:formula="of:=([.A20]-0.49)*[.$F$6]" office:value-type="float" office:value="194.005129459501" calcext:value-type="float">
            <text:p>194,0051294595</text:p>
          </table:table-cell>
          <table:table-cell table:number-columns-repeated="7"/>
          <table:table-cell office:value-type="float" office:value="450" calcext:value-type="float">
            <text:p>450</text:p>
          </table:table-cell>
          <table:table-cell table:formula="of:=[.$J$28]*[.N20] - [.$L$16]" office:value-type="float" office:value="650.264677207969" calcext:value-type="float">
            <text:p>650,264677208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21]-0.49)*[.$B$6]" office:value-type="float" office:value="234.615384615385" calcext:value-type="float">
            <text:p>234,6153846154</text:p>
          </table:table-cell>
          <table:table-cell table:formula="of:=([.A21]-0.49)*[.$C$6]" office:value-type="float" office:value="231.939163498099" calcext:value-type="float">
            <text:p>231,9391634981</text:p>
          </table:table-cell>
          <table:table-cell table:formula="of:=([.A21]-0.49)*[.$D$6]" office:value-type="float" office:value="231.645569620253" calcext:value-type="float">
            <text:p>231,6455696203</text:p>
          </table:table-cell>
          <table:table-cell table:formula="of:=([.A21]-0.49)*[.$E$6]" office:value-type="float" office:value="232.551319648094" calcext:value-type="float">
            <text:p>232,5513196481</text:p>
          </table:table-cell>
          <table:table-cell table:formula="of:=([.A21]-0.49)*[.$F$6]" office:value-type="float" office:value="232.045350922149" calcext:value-type="float">
            <text:p>232,0453509221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formula="of:=[.$J$28]*[.N21] - [.$L$16]" office:value-type="float" office:value="743.227095249629" calcext:value-type="float">
            <text:p>743,2270952496</text:p>
          </table:table-cell>
        </table:table-row>
        <table:table-row table:style-name="ro1">
          <table:table-cell office:value-type="float" office:value="1.2" calcext:value-type="float">
            <text:p>1,20</text:p>
          </table:table-cell>
          <table:table-cell table:formula="of:=([.A22]-0.49)*[.$B$6]" office:value-type="float" office:value="273.076923076923" calcext:value-type="float">
            <text:p>273,0769230769</text:p>
          </table:table-cell>
          <table:table-cell table:formula="of:=([.A22]-0.49)*[.$C$6]" office:value-type="float" office:value="269.961977186312" calcext:value-type="float">
            <text:p>269,9619771863</text:p>
          </table:table-cell>
          <table:table-cell table:formula="of:=([.A22]-0.49)*[.$D$6]" office:value-type="float" office:value="269.620253164557" calcext:value-type="float">
            <text:p>269,6202531646</text:p>
          </table:table-cell>
          <table:table-cell table:formula="of:=([.A22]-0.49)*[.$E$6]" office:value-type="float" office:value="270.674486803519" calcext:value-type="float">
            <text:p>270,6744868035</text:p>
          </table:table-cell>
          <table:table-cell table:formula="of:=([.A22]-0.49)*[.$F$6]" office:value-type="float" office:value="270.085572384796" calcext:value-type="float">
            <text:p>270,0855723848</text:p>
          </table:table-cell>
          <table:table-cell table:number-columns-repeated="7"/>
          <table:table-cell office:value-type="float" office:value="550" calcext:value-type="float">
            <text:p>550</text:p>
          </table:table-cell>
          <table:table-cell table:formula="of:=[.$J$28]*[.N22] - [.$L$16]" office:value-type="float" office:value="836.189513291289" calcext:value-type="float">
            <text:p>836,1895132913</text:p>
          </table:table-cell>
        </table:table-row>
        <table:table-row table:style-name="ro1">
          <table:table-cell office:value-type="float" office:value="1.3" calcext:value-type="float">
            <text:p>1,30</text:p>
          </table:table-cell>
          <table:table-cell table:formula="of:=([.A23]-0.49)*[.$B$6]" office:value-type="float" office:value="311.538461538462" calcext:value-type="float">
            <text:p>311,5384615385</text:p>
          </table:table-cell>
          <table:table-cell table:formula="of:=([.A23]-0.49)*[.$C$6]" office:value-type="float" office:value="307.984790874525" calcext:value-type="float">
            <text:p>307,9847908745</text:p>
          </table:table-cell>
          <table:table-cell table:formula="of:=([.A23]-0.49)*[.$D$6]" office:value-type="float" office:value="307.594936708861" calcext:value-type="float">
            <text:p>307,5949367089</text:p>
          </table:table-cell>
          <table:table-cell table:formula="of:=([.A23]-0.49)*[.$E$6]" office:value-type="float" office:value="308.797653958944" calcext:value-type="float">
            <text:p>308,7976539589</text:p>
          </table:table-cell>
          <table:table-cell table:formula="of:=([.A23]-0.49)*[.$F$6]" office:value-type="float" office:value="308.125793847443" calcext:value-type="float">
            <text:p>308,1257938474</text:p>
          </table:table-cell>
          <table:table-cell table:number-columns-repeated="7"/>
          <table:table-cell office:value-type="float" office:value="600" calcext:value-type="float">
            <text:p>600</text:p>
          </table:table-cell>
          <table:table-cell table:formula="of:=[.$J$28]*[.N23] - [.$L$16]" office:value-type="float" office:value="929.15193133295" calcext:value-type="float">
            <text:p>929,151931333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24]-0.49)*[.$B$6]" office:value-type="float" office:value="350" calcext:value-type="float">
            <text:p>350</text:p>
          </table:table-cell>
          <table:table-cell table:formula="of:=([.A24]-0.49)*[.$C$6]" office:value-type="float" office:value="346.007604562738" calcext:value-type="float">
            <text:p>346,0076045627</text:p>
          </table:table-cell>
          <table:table-cell table:formula="of:=([.A24]-0.49)*[.$D$6]" office:value-type="float" office:value="345.569620253165" calcext:value-type="float">
            <text:p>345,5696202532</text:p>
          </table:table-cell>
          <table:table-cell table:formula="of:=([.A24]-0.49)*[.$E$6]" office:value-type="float" office:value="346.920821114369" calcext:value-type="float">
            <text:p>346,9208211144</text:p>
          </table:table-cell>
          <table:table-cell table:formula="of:=([.A24]-0.49)*[.$F$6]" office:value-type="float" office:value="346.166015310091" calcext:value-type="float">
            <text:p>346,1660153101</text:p>
          </table:table-cell>
          <table:table-cell table:number-columns-repeated="7"/>
          <table:table-cell office:value-type="float" office:value="650" calcext:value-type="float">
            <text:p>650</text:p>
          </table:table-cell>
          <table:table-cell table:formula="of:=[.$J$28]*[.N24] - [.$L$16]" office:value-type="float" office:value="1022.11434937461" calcext:value-type="float">
            <text:p>1022,1143493746</text:p>
          </table:table-cell>
        </table:table-row>
        <table:table-row table:style-name="ro1">
          <table:table-cell office:value-type="float" office:value="1.5" calcext:value-type="float">
            <text:p>1,50</text:p>
          </table:table-cell>
          <table:table-cell table:formula="of:=([.A25]-0.49)*[.$B$6]" office:value-type="float" office:value="388.461538461538" calcext:value-type="float">
            <text:p>388,4615384615</text:p>
          </table:table-cell>
          <table:table-cell table:formula="of:=([.A25]-0.49)*[.$C$6]" office:value-type="float" office:value="384.030418250951" calcext:value-type="float">
            <text:p>384,030418251</text:p>
          </table:table-cell>
          <table:table-cell table:formula="of:=([.A25]-0.49)*[.$D$6]" office:value-type="float" office:value="383.544303797468" calcext:value-type="float">
            <text:p>383,5443037975</text:p>
          </table:table-cell>
          <table:table-cell table:formula="of:=([.A25]-0.49)*[.$E$6]" office:value-type="float" office:value="385.043988269795" calcext:value-type="float">
            <text:p>385,0439882698</text:p>
          </table:table-cell>
          <table:table-cell table:formula="of:=([.A25]-0.49)*[.$F$6]" office:value-type="float" office:value="384.206236772738" calcext:value-type="float">
            <text:p>384,2062367727</text:p>
          </table:table-cell>
          <table:table-cell table:number-columns-repeated="7"/>
          <table:table-cell office:value-type="float" office:value="700" calcext:value-type="float">
            <text:p>700</text:p>
          </table:table-cell>
          <table:table-cell table:formula="of:=[.$J$28]*[.N25] - [.$L$16]" office:value-type="float" office:value="1115.07676741627" calcext:value-type="float">
            <text:p>1115,0767674163</text:p>
          </table:table-cell>
        </table:table-row>
        <table:table-row table:style-name="ro1">
          <table:table-cell office:value-type="float" office:value="1.6" calcext:value-type="float">
            <text:p>1,60</text:p>
          </table:table-cell>
          <table:table-cell table:formula="of:=([.A26]-0.49)*[.$B$6]" office:value-type="float" office:value="426.923076923077" calcext:value-type="float">
            <text:p>426,9230769231</text:p>
          </table:table-cell>
          <table:table-cell table:formula="of:=([.A26]-0.49)*[.$C$6]" office:value-type="float" office:value="422.053231939164" calcext:value-type="float">
            <text:p>422,0532319392</text:p>
          </table:table-cell>
          <table:table-cell table:formula="of:=([.A26]-0.49)*[.$D$6]" office:value-type="float" office:value="421.518987341772" calcext:value-type="float">
            <text:p>421,5189873418</text:p>
          </table:table-cell>
          <table:table-cell table:formula="of:=([.A26]-0.49)*[.$E$6]" office:value-type="float" office:value="423.16715542522" calcext:value-type="float">
            <text:p>423,1671554252</text:p>
          </table:table-cell>
          <table:table-cell table:formula="of:=([.A26]-0.49)*[.$F$6]" office:value-type="float" office:value="422.246458235385" calcext:value-type="float">
            <text:p>422,2464582354</text:p>
          </table:table-cell>
          <table:table-cell table:number-columns-repeated="7"/>
          <table:table-cell office:value-type="float" office:value="750" calcext:value-type="float">
            <text:p>750</text:p>
          </table:table-cell>
          <table:table-cell table:formula="of:=[.$J$28]*[.N26] - [.$L$16]" office:value-type="float" office:value="1208.03918545793" calcext:value-type="float">
            <text:p>1208,0391854579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27]-0.49)*[.$B$6]" office:value-type="float" office:value="465.384615384615" calcext:value-type="float">
            <text:p>465,3846153846</text:p>
          </table:table-cell>
          <table:table-cell table:formula="of:=([.A27]-0.49)*[.$C$6]" office:value-type="float" office:value="460.076045627377" calcext:value-type="float">
            <text:p>460,0760456274</text:p>
          </table:table-cell>
          <table:table-cell table:formula="of:=([.A27]-0.49)*[.$D$6]" office:value-type="float" office:value="459.493670886076" calcext:value-type="float">
            <text:p>459,4936708861</text:p>
          </table:table-cell>
          <table:table-cell table:formula="of:=([.A27]-0.49)*[.$E$6]" office:value-type="float" office:value="461.290322580645" calcext:value-type="float">
            <text:p>461,2903225806</text:p>
          </table:table-cell>
          <table:table-cell table:formula="of:=([.A27]-0.49)*[.$F$6]" office:value-type="float" office:value="460.286679698033" calcext:value-type="float">
            <text:p>460,286679698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table:formula="of:=[.$J$28]*[.N27] - [.$L$16]" office:value-type="float" office:value="1301.00160349959" calcext:value-type="float">
            <text:p>1301,0016034996</text:p>
          </table:table-cell>
        </table:table-row>
        <table:table-row table:style-name="ro1">
          <table:table-cell office:value-type="float" office:value="1.8" calcext:value-type="float">
            <text:p>1,80</text:p>
          </table:table-cell>
          <table:table-cell table:formula="of:=([.A28]-0.49)*[.$B$6]" office:value-type="float" office:value="503.846153846154" calcext:value-type="float">
            <text:p>503,8461538462</text:p>
          </table:table-cell>
          <table:table-cell table:formula="of:=([.A28]-0.49)*[.$C$6]" office:value-type="float" office:value="498.098859315589" calcext:value-type="float">
            <text:p>498,0988593156</text:p>
          </table:table-cell>
          <table:table-cell table:formula="of:=([.A28]-0.49)*[.$D$6]" office:value-type="float" office:value="497.46835443038" calcext:value-type="float">
            <text:p>497,4683544304</text:p>
          </table:table-cell>
          <table:table-cell table:formula="of:=([.A28]-0.49)*[.$E$6]" office:value-type="float" office:value="499.41348973607" calcext:value-type="float">
            <text:p>499,4134897361</text:p>
          </table:table-cell>
          <table:table-cell table:formula="of:=([.A28]-0.49)*[.$F$6]" office:value-type="float" office:value="498.32690116068" calcext:value-type="float">
            <text:p>498,3269011607</text:p>
          </table:table-cell>
          <table:table-cell table:number-columns-repeated="3"/>
          <table:table-cell table:formula="of:=[.F6]/204.6" office:value-type="float" office:value="1.8592483608332" calcext:value-type="float">
            <text:p>1,8592483608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table:formula="of:=[.$J$28]*[.N28] - [.$L$16]" office:value-type="float" office:value="1393.96402154125" calcext:value-type="float">
            <text:p>1393,9640215413</text:p>
          </table:table-cell>
        </table:table-row>
        <table:table-row table:style-name="ro1">
          <table:table-cell office:value-type="float" office:value="1.9" calcext:value-type="float">
            <text:p>1,90</text:p>
          </table:table-cell>
          <table:table-cell table:formula="of:=([.A29]-0.49)*[.$B$6]" office:value-type="float" office:value="542.307692307692" calcext:value-type="float">
            <text:p>542,3076923077</text:p>
          </table:table-cell>
          <table:table-cell table:formula="of:=([.A29]-0.49)*[.$C$6]" office:value-type="float" office:value="536.121673003802" calcext:value-type="float">
            <text:p>536,1216730038</text:p>
          </table:table-cell>
          <table:table-cell table:formula="of:=([.A29]-0.49)*[.$D$6]" office:value-type="float" office:value="535.443037974684" calcext:value-type="float">
            <text:p>535,4430379747</text:p>
          </table:table-cell>
          <table:table-cell table:formula="of:=([.A29]-0.49)*[.$E$6]" office:value-type="float" office:value="537.536656891496" calcext:value-type="float">
            <text:p>537,5366568915</text:p>
          </table:table-cell>
          <table:table-cell table:formula="of:=([.A29]-0.49)*[.$F$6]" office:value-type="float" office:value="536.367122623327" calcext:value-type="float">
            <text:p>536,3671226233</text:p>
          </table:table-cell>
          <table:table-cell table:number-columns-repeated="7"/>
          <table:table-cell office:value-type="float" office:value="900" calcext:value-type="float">
            <text:p>900</text:p>
          </table:table-cell>
          <table:table-cell table:formula="of:=[.$J$28]*[.N29] - [.$L$16]" office:value-type="float" office:value="1486.92643958291" calcext:value-type="float">
            <text:p>1486,9264395829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30]-0.49)*[.$B$6]" office:value-type="float" office:value="580.769230769231" calcext:value-type="float">
            <text:p>580,7692307692</text:p>
          </table:table-cell>
          <table:table-cell table:formula="of:=([.A30]-0.49)*[.$C$6]" office:value-type="float" office:value="574.144486692015" calcext:value-type="float">
            <text:p>574,144486692</text:p>
          </table:table-cell>
          <table:table-cell table:formula="of:=([.A30]-0.49)*[.$D$6]" office:value-type="float" office:value="573.417721518987" calcext:value-type="float">
            <text:p>573,417721519</text:p>
          </table:table-cell>
          <table:table-cell table:formula="of:=([.A30]-0.49)*[.$E$6]" office:value-type="float" office:value="575.659824046921" calcext:value-type="float">
            <text:p>575,6598240469</text:p>
          </table:table-cell>
          <table:table-cell table:formula="of:=([.A30]-0.49)*[.$F$6]" office:value-type="float" office:value="574.407344085975" calcext:value-type="float">
            <text:p>574,407344086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formula="of:=[.$J$28]*[.N30] - [.$L$16]" office:value-type="float" office:value="1579.88885762457" calcext:value-type="float">
            <text:p>1579,8888576246</text:p>
          </table:table-cell>
        </table:table-row>
        <table:table-row table:style-name="ro1">
          <table:table-cell office:value-type="float" office:value="2.1" calcext:value-type="float">
            <text:p>2,10</text:p>
          </table:table-cell>
          <table:table-cell table:formula="of:=([.A31]-0.49)*[.$B$6]" office:value-type="float" office:value="619.230769230769" calcext:value-type="float">
            <text:p>619,2307692308</text:p>
          </table:table-cell>
          <table:table-cell table:formula="of:=([.A31]-0.49)*[.$C$6]" office:value-type="float" office:value="612.167300380228" calcext:value-type="float">
            <text:p>612,1673003802</text:p>
          </table:table-cell>
          <table:table-cell table:formula="of:=([.A31]-0.49)*[.$D$6]" office:value-type="float" office:value="611.392405063291" calcext:value-type="float">
            <text:p>611,3924050633</text:p>
          </table:table-cell>
          <table:table-cell table:formula="of:=([.A31]-0.49)*[.$E$6]" office:value-type="float" office:value="613.782991202346" calcext:value-type="float">
            <text:p>613,7829912023</text:p>
          </table:table-cell>
          <table:table-cell table:formula="of:=([.A31]-0.49)*[.$F$6]" office:value-type="float" office:value="612.447565548622" calcext:value-type="float">
            <text:p>612,4475655486</text:p>
          </table:table-cell>
          <table:table-cell table:number-columns-repeated="7"/>
          <table:table-cell office:value-type="float" office:value="1000" calcext:value-type="float">
            <text:p>1000</text:p>
          </table:table-cell>
          <table:table-cell table:formula="of:=[.$J$28]*[.N31] - [.$L$16]" office:value-type="float" office:value="1672.85127566623" calcext:value-type="float">
            <text:p>1672,8512756662</text:p>
          </table:table-cell>
        </table:table-row>
        <table:table-row table:style-name="ro1">
          <table:table-cell office:value-type="float" office:value="2.2" calcext:value-type="float">
            <text:p>2,20</text:p>
          </table:table-cell>
          <table:table-cell table:formula="of:=([.A32]-0.49)*[.$B$6]" office:value-type="float" office:value="657.692307692308" calcext:value-type="float">
            <text:p>657,6923076923</text:p>
          </table:table-cell>
          <table:table-cell table:formula="of:=([.A32]-0.49)*[.$C$6]" office:value-type="float" office:value="650.190114068441" calcext:value-type="float">
            <text:p>650,1901140684</text:p>
          </table:table-cell>
          <table:table-cell table:formula="of:=([.A32]-0.49)*[.$D$6]" office:value-type="float" office:value="649.367088607595" calcext:value-type="float">
            <text:p>649,3670886076</text:p>
          </table:table-cell>
          <table:table-cell table:formula="of:=([.A32]-0.49)*[.$E$6]" office:value-type="float" office:value="651.906158357771" calcext:value-type="float">
            <text:p>651,9061583578</text:p>
          </table:table-cell>
          <table:table-cell table:formula="of:=([.A32]-0.49)*[.$F$6]" office:value-type="float" office:value="650.487787011269" calcext:value-type="float">
            <text:p>650,4877870113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formula="of:=[.$J$28]*[.N32] - [.$L$16]" office:value-type="float" office:value="1715.61398796539" calcext:value-type="float">
            <text:p>1715,6139879654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33]-0.49)*[.$B$6]" office:value-type="float" office:value="696.153846153846" calcext:value-type="float">
            <text:p>696,1538461538</text:p>
          </table:table-cell>
          <table:table-cell table:formula="of:=([.A33]-0.49)*[.$C$6]" office:value-type="float" office:value="688.212927756654" calcext:value-type="float">
            <text:p>688,2129277567</text:p>
          </table:table-cell>
          <table:table-cell table:formula="of:=([.A33]-0.49)*[.$D$6]" office:value-type="float" office:value="687.341772151899" calcext:value-type="float">
            <text:p>687,3417721519</text:p>
          </table:table-cell>
          <table:table-cell table:formula="of:=([.A33]-0.49)*[.$E$6]" office:value-type="float" office:value="690.029325513197" calcext:value-type="float">
            <text:p>690,0293255132</text:p>
          </table:table-cell>
          <table:table-cell table:formula="of:=([.A33]-0.49)*[.$F$6]" office:value-type="float" office:value="688.528008473917" calcext:value-type="float">
            <text:p>688,5280084739</text:p>
          </table:table-cell>
          <table:table-cell table:number-columns-repeated="9"/>
        </table:table-row>
        <table:table-row table:style-name="ro1">
          <table:table-cell office:value-type="float" office:value="2.4" calcext:value-type="float">
            <text:p>2,40</text:p>
          </table:table-cell>
          <table:table-cell table:formula="of:=([.A34]-0.49)*[.$B$6]" office:value-type="float" office:value="734.615384615385" calcext:value-type="float">
            <text:p>734,6153846154</text:p>
          </table:table-cell>
          <table:table-cell table:formula="of:=([.A34]-0.49)*[.$C$6]" office:value-type="float" office:value="726.235741444867" calcext:value-type="float">
            <text:p>726,2357414449</text:p>
          </table:table-cell>
          <table:table-cell table:formula="of:=([.A34]-0.49)*[.$D$6]" office:value-type="float" office:value="725.316455696203" calcext:value-type="float">
            <text:p>725,3164556962</text:p>
          </table:table-cell>
          <table:table-cell table:formula="of:=([.A34]-0.49)*[.$E$6]" office:value-type="float" office:value="728.152492668622" calcext:value-type="float">
            <text:p>728,1524926686</text:p>
          </table:table-cell>
          <table:table-cell table:formula="of:=([.A34]-0.49)*[.$F$6]" office:value-type="float" office:value="726.568229936564" calcext:value-type="float">
            <text:p>726,5682299366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,50</text:p>
          </table:table-cell>
          <table:table-cell table:formula="of:=([.A35]-0.49)*[.$B$6]" office:value-type="float" office:value="773.076923076923" calcext:value-type="float">
            <text:p>773,0769230769</text:p>
          </table:table-cell>
          <table:table-cell table:formula="of:=([.A35]-0.49)*[.$C$6]" office:value-type="float" office:value="764.25855513308" calcext:value-type="float">
            <text:p>764,2585551331</text:p>
          </table:table-cell>
          <table:table-cell table:formula="of:=([.A35]-0.49)*[.$D$6]" office:value-type="float" office:value="763.291139240506" calcext:value-type="float">
            <text:p>763,2911392405</text:p>
          </table:table-cell>
          <table:table-cell table:formula="of:=([.A35]-0.49)*[.$E$6]" office:value-type="float" office:value="766.275659824047" calcext:value-type="float">
            <text:p>766,275659824</text:p>
          </table:table-cell>
          <table:table-cell table:formula="of:=([.A35]-0.49)*[.$F$6]" office:value-type="float" office:value="764.608451399211" calcext:value-type="float">
            <text:p>764,6084513992</text:p>
          </table:table-cell>
          <table:table-cell table:number-columns-repeated="9"/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36]-0.49)*[.$B$6]" office:value-type="float" office:value="811.538461538462" calcext:value-type="float">
            <text:p>811,5384615385</text:p>
          </table:table-cell>
          <table:table-cell table:formula="of:=([.A36]-0.49)*[.$C$6]" office:value-type="float" office:value="802.281368821293" calcext:value-type="float">
            <text:p>802,2813688213</text:p>
          </table:table-cell>
          <table:table-cell table:formula="of:=([.A36]-0.49)*[.$D$6]" office:value-type="float" office:value="801.26582278481" calcext:value-type="float">
            <text:p>801,2658227848</text:p>
          </table:table-cell>
          <table:table-cell table:formula="of:=([.A36]-0.49)*[.$E$6]" office:value-type="float" office:value="804.398826979472" calcext:value-type="float">
            <text:p>804,3988269795</text:p>
          </table:table-cell>
          <table:table-cell table:formula="of:=([.A36]-0.49)*[.$F$6]" office:value-type="float" office:value="802.648672861858" calcext:value-type="float">
            <text:p>802,6486728619</text:p>
          </table:table-cell>
          <table:table-cell table:number-columns-repeated="9"/>
        </table:table-row>
        <table:table-row table:style-name="ro1">
          <table:table-cell office:value-type="float" office:value="2.7" calcext:value-type="float">
            <text:p>2,70</text:p>
          </table:table-cell>
          <table:table-cell table:formula="of:=([.A37]-0.49)*[.$B$6]" office:value-type="float" office:value="850" calcext:value-type="float">
            <text:p>850</text:p>
          </table:table-cell>
          <table:table-cell table:formula="of:=([.A37]-0.49)*[.$C$6]" office:value-type="float" office:value="840.304182509506" calcext:value-type="float">
            <text:p>840,3041825095</text:p>
          </table:table-cell>
          <table:table-cell table:formula="of:=([.A37]-0.49)*[.$D$6]" office:value-type="float" office:value="839.240506329114" calcext:value-type="float">
            <text:p>839,2405063291</text:p>
          </table:table-cell>
          <table:table-cell table:formula="of:=([.A37]-0.49)*[.$E$6]" office:value-type="float" office:value="842.521994134897" calcext:value-type="float">
            <text:p>842,5219941349</text:p>
          </table:table-cell>
          <table:table-cell table:formula="of:=([.A37]-0.49)*[.$F$6]" office:value-type="float" office:value="840.688894324506" calcext:value-type="float">
            <text:p>840,6888943245</text:p>
          </table:table-cell>
          <table:table-cell table:number-columns-repeated="9"/>
        </table:table-row>
        <table:table-row table:style-name="ro1">
          <table:table-cell office:value-type="float" office:value="2.8" calcext:value-type="float">
            <text:p>2,80</text:p>
          </table:table-cell>
          <table:table-cell table:formula="of:=([.A38]-0.49)*[.$B$6]" office:value-type="float" office:value="888.461538461539" calcext:value-type="float">
            <text:p>888,4615384615</text:p>
          </table:table-cell>
          <table:table-cell table:formula="of:=([.A38]-0.49)*[.$C$6]" office:value-type="float" office:value="878.326996197719" calcext:value-type="float">
            <text:p>878,3269961977</text:p>
          </table:table-cell>
          <table:table-cell table:formula="of:=([.A38]-0.49)*[.$D$6]" office:value-type="float" office:value="877.215189873418" calcext:value-type="float">
            <text:p>877,2151898734</text:p>
          </table:table-cell>
          <table:table-cell table:formula="of:=([.A38]-0.49)*[.$E$6]" office:value-type="float" office:value="880.645161290323" calcext:value-type="float">
            <text:p>880,6451612903</text:p>
          </table:table-cell>
          <table:table-cell table:formula="of:=([.A38]-0.49)*[.$F$6]" office:value-type="float" office:value="878.729115787153" calcext:value-type="float">
            <text:p>878,7291157872</text:p>
          </table:table-cell>
          <table:table-cell table:number-columns-repeated="9"/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39]-0.49)*[.$B$6]" office:value-type="float" office:value="926.923076923077" calcext:value-type="float">
            <text:p>926,9230769231</text:p>
          </table:table-cell>
          <table:table-cell table:formula="of:=([.A39]-0.49)*[.$C$6]" office:value-type="float" office:value="916.349809885932" calcext:value-type="float">
            <text:p>916,3498098859</text:p>
          </table:table-cell>
          <table:table-cell table:formula="of:=([.A39]-0.49)*[.$D$6]" office:value-type="float" office:value="915.189873417722" calcext:value-type="float">
            <text:p>915,1898734177</text:p>
          </table:table-cell>
          <table:table-cell table:formula="of:=([.A39]-0.49)*[.$E$6]" office:value-type="float" office:value="918.768328445748" calcext:value-type="float">
            <text:p>918,7683284457</text:p>
          </table:table-cell>
          <table:table-cell table:formula="of:=([.A39]-0.49)*[.$F$6]" office:value-type="float" office:value="916.7693372498" calcext:value-type="float">
            <text:p>916,769337249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,00</text:p>
          </table:table-cell>
          <table:table-cell table:formula="of:=([.A40]-0.49)*[.$B$6]" office:value-type="float" office:value="965.384615384615" calcext:value-type="float">
            <text:p>965,3846153846</text:p>
          </table:table-cell>
          <table:table-cell table:formula="of:=([.A40]-0.49)*[.$C$6]" office:value-type="float" office:value="954.372623574145" calcext:value-type="float">
            <text:p>954,3726235741</text:p>
          </table:table-cell>
          <table:table-cell table:formula="of:=([.A40]-0.49)*[.$D$6]" office:value-type="float" office:value="953.164556962025" calcext:value-type="float">
            <text:p>953,164556962</text:p>
          </table:table-cell>
          <table:table-cell table:formula="of:=([.A40]-0.49)*[.$E$6]" office:value-type="float" office:value="956.891495601173" calcext:value-type="float">
            <text:p>956,8914956012</text:p>
          </table:table-cell>
          <table:table-cell table:formula="of:=([.A40]-0.49)*[.$F$6]" office:value-type="float" office:value="954.809558712448" calcext:value-type="float">
            <text:p>954,8095587124</text:p>
          </table:table-cell>
          <table:table-cell table:number-columns-repeated="9"/>
        </table:table-row>
        <table:table-row table:style-name="ro1">
          <table:table-cell office:value-type="float" office:value="3.1" calcext:value-type="float">
            <text:p>3,10</text:p>
          </table:table-cell>
          <table:table-cell table:formula="of:=([.A41]-0.49)*[.$B$6]" office:value-type="float" office:value="1003.84615384615" calcext:value-type="float">
            <text:p>1003,8461538462</text:p>
          </table:table-cell>
          <table:table-cell table:formula="of:=([.A41]-0.49)*[.$C$6]" office:value-type="float" office:value="992.395437262358" calcext:value-type="float">
            <text:p>992,3954372624</text:p>
          </table:table-cell>
          <table:table-cell table:formula="of:=([.A41]-0.49)*[.$D$6]" office:value-type="float" office:value="991.139240506329" calcext:value-type="float">
            <text:p>991,1392405063</text:p>
          </table:table-cell>
          <table:table-cell table:formula="of:=([.A41]-0.49)*[.$E$6]" office:value-type="float" office:value="995.014662756598" calcext:value-type="float">
            <text:p>995,0146627566</text:p>
          </table:table-cell>
          <table:table-cell table:formula="of:=([.A41]-0.49)*[.$F$6]" office:value-type="float" office:value="992.849780175095" calcext:value-type="float">
            <text:p>992,8497801751</text:p>
          </table:table-cell>
          <table:table-cell table:number-columns-repeated="9"/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42]-0.49)*[.$B$6]" office:value-type="float" office:value="1042.30769230769" calcext:value-type="float">
            <text:p>1042,3076923077</text:p>
          </table:table-cell>
          <table:table-cell table:formula="of:=([.A42]-0.49)*[.$C$6]" office:value-type="float" office:value="1030.41825095057" calcext:value-type="float">
            <text:p>1030,4182509506</text:p>
          </table:table-cell>
          <table:table-cell table:formula="of:=([.A42]-0.49)*[.$D$6]" office:value-type="float" office:value="1029.11392405063" calcext:value-type="float">
            <text:p>1029,1139240506</text:p>
          </table:table-cell>
          <table:table-cell table:formula="of:=([.A42]-0.49)*[.$E$6]" office:value-type="float" office:value="1033.13782991202" calcext:value-type="float">
            <text:p>1033,137829912</text:p>
          </table:table-cell>
          <table:table-cell table:formula="of:=([.A42]-0.49)*[.$F$6]" office:value-type="float" office:value="1030.89000163774" calcext:value-type="float">
            <text:p>1030,8900016378</text:p>
          </table:table-cell>
          <table:table-cell table:number-columns-repeated="9"/>
        </table:table-row>
        <table:table-row table:style-name="ro1">
          <table:table-cell office:value-type="float" office:value="3.3" calcext:value-type="float">
            <text:p>3,30</text:p>
          </table:table-cell>
          <table:table-cell table:formula="of:=([.A43]-0.49)*[.$B$6]" office:value-type="float" office:value="1080.76923076923" calcext:value-type="float">
            <text:p>1080,7692307692</text:p>
          </table:table-cell>
          <table:table-cell table:formula="of:=([.A43]-0.49)*[.$C$6]" office:value-type="float" office:value="1068.44106463878" calcext:value-type="float">
            <text:p>1068,4410646388</text:p>
          </table:table-cell>
          <table:table-cell table:formula="of:=([.A43]-0.49)*[.$D$6]" office:value-type="float" office:value="1067.08860759494" calcext:value-type="float">
            <text:p>1067,0886075949</text:p>
          </table:table-cell>
          <table:table-cell table:formula="of:=([.A43]-0.49)*[.$E$6]" office:value-type="float" office:value="1071.26099706745" calcext:value-type="float">
            <text:p>1071,2609970675</text:p>
          </table:table-cell>
          <table:table-cell table:formula="of:=([.A43]-0.49)*[.$F$6]" office:value-type="float" office:value="1068.93022310039" calcext:value-type="float">
            <text:p>1068,9302231004</text:p>
          </table:table-cell>
          <table:table-cell table:number-columns-repeated="9"/>
        </table:table-row>
        <table:table-row table:style-name="ro1">
          <table:table-cell office:value-type="float" office:value="3.4" calcext:value-type="float">
            <text:p>3,40</text:p>
          </table:table-cell>
          <table:table-cell table:formula="of:=([.A44]-0.49)*[.$B$6]" office:value-type="float" office:value="1119.23076923077" calcext:value-type="float">
            <text:p>1119,2307692308</text:p>
          </table:table-cell>
          <table:table-cell table:formula="of:=([.A44]-0.49)*[.$C$6]" office:value-type="float" office:value="1106.463878327" calcext:value-type="float">
            <text:p>1106,463878327</text:p>
          </table:table-cell>
          <table:table-cell table:formula="of:=([.A44]-0.49)*[.$D$6]" office:value-type="float" office:value="1105.06329113924" calcext:value-type="float">
            <text:p>1105,0632911392</text:p>
          </table:table-cell>
          <table:table-cell table:formula="of:=([.A44]-0.49)*[.$E$6]" office:value-type="float" office:value="1109.38416422287" calcext:value-type="float">
            <text:p>1109,3841642229</text:p>
          </table:table-cell>
          <table:table-cell table:formula="of:=([.A44]-0.49)*[.$F$6]" office:value-type="float" office:value="1106.97044456304" calcext:value-type="float">
            <text:p>1106,970444563</text:p>
          </table:table-cell>
          <table:table-cell table:number-columns-repeated="9"/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45]-0.49)*[.$B$6]" office:value-type="float" office:value="1157.69230769231" calcext:value-type="float">
            <text:p>1157,6923076923</text:p>
          </table:table-cell>
          <table:table-cell table:formula="of:=([.A45]-0.49)*[.$C$6]" office:value-type="float" office:value="1144.48669201521" calcext:value-type="float">
            <text:p>1144,4866920152</text:p>
          </table:table-cell>
          <table:table-cell table:formula="of:=([.A45]-0.49)*[.$D$6]" office:value-type="float" office:value="1143.03797468354" calcext:value-type="float">
            <text:p>1143,0379746836</text:p>
          </table:table-cell>
          <table:table-cell table:formula="of:=([.A45]-0.49)*[.$E$6]" office:value-type="float" office:value="1147.5073313783" calcext:value-type="float">
            <text:p>1147,5073313783</text:p>
          </table:table-cell>
          <table:table-cell table:formula="of:=([.A45]-0.49)*[.$F$6]" office:value-type="float" office:value="1145.01066602568" calcext:value-type="float">
            <text:p>1145,0106660257</text:p>
          </table:table-cell>
          <table:table-cell table:number-columns-repeated="9"/>
        </table:table-row>
        <table:table-row table:style-name="ro1">
          <table:table-cell office:value-type="float" office:value="3.6" calcext:value-type="float">
            <text:p>3,60</text:p>
          </table:table-cell>
          <table:table-cell table:formula="of:=([.A46]-0.49)*[.$B$6]" office:value-type="float" office:value="1196.15384615385" calcext:value-type="float">
            <text:p>1196,1538461539</text:p>
          </table:table-cell>
          <table:table-cell table:formula="of:=([.A46]-0.49)*[.$C$6]" office:value-type="float" office:value="1182.50950570342" calcext:value-type="float">
            <text:p>1182,5095057034</text:p>
          </table:table-cell>
          <table:table-cell table:formula="of:=([.A46]-0.49)*[.$D$6]" office:value-type="float" office:value="1181.01265822785" calcext:value-type="float">
            <text:p>1181,0126582279</text:p>
          </table:table-cell>
          <table:table-cell table:formula="of:=([.A46]-0.49)*[.$E$6]" office:value-type="float" office:value="1185.63049853372" calcext:value-type="float">
            <text:p>1185,6304985337</text:p>
          </table:table-cell>
          <table:table-cell table:formula="of:=([.A46]-0.49)*[.$F$6]" office:value-type="float" office:value="1183.05088748833" calcext:value-type="float">
            <text:p>1183,0508874883</text:p>
          </table:table-cell>
          <table:table-cell table:number-columns-repeated="9"/>
        </table:table-row>
        <table:table-row table:style-name="ro1">
          <table:table-cell office:value-type="float" office:value="3.7" calcext:value-type="float">
            <text:p>3,70</text:p>
          </table:table-cell>
          <table:table-cell table:formula="of:=([.A47]-0.49)*[.$B$6]" office:value-type="float" office:value="1234.61538461538" calcext:value-type="float">
            <text:p>1234,6153846154</text:p>
          </table:table-cell>
          <table:table-cell table:formula="of:=([.A47]-0.49)*[.$C$6]" office:value-type="float" office:value="1220.53231939164" calcext:value-type="float">
            <text:p>1220,5323193916</text:p>
          </table:table-cell>
          <table:table-cell table:formula="of:=([.A47]-0.49)*[.$D$6]" office:value-type="float" office:value="1218.98734177215" calcext:value-type="float">
            <text:p>1218,9873417722</text:p>
          </table:table-cell>
          <table:table-cell table:formula="of:=([.A47]-0.49)*[.$E$6]" office:value-type="float" office:value="1223.75366568915" calcext:value-type="float">
            <text:p>1223,7536656892</text:p>
          </table:table-cell>
          <table:table-cell table:formula="of:=([.A47]-0.49)*[.$F$6]" office:value-type="float" office:value="1221.09110895098" calcext:value-type="float">
            <text:p>1221,091108951</text:p>
          </table:table-cell>
          <table:table-cell table:number-columns-repeated="9"/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48]-0.49)*[.$B$6]" office:value-type="float" office:value="1273.07692307692" calcext:value-type="float">
            <text:p>1273,0769230769</text:p>
          </table:table-cell>
          <table:table-cell table:formula="of:=([.A48]-0.49)*[.$C$6]" office:value-type="float" office:value="1258.55513307985" calcext:value-type="float">
            <text:p>1258,5551330799</text:p>
          </table:table-cell>
          <table:table-cell table:formula="of:=([.A48]-0.49)*[.$D$6]" office:value-type="float" office:value="1256.96202531646" calcext:value-type="float">
            <text:p>1256,9620253165</text:p>
          </table:table-cell>
          <table:table-cell table:formula="of:=([.A48]-0.49)*[.$E$6]" office:value-type="float" office:value="1261.87683284457" calcext:value-type="float">
            <text:p>1261,8768328446</text:p>
          </table:table-cell>
          <table:table-cell table:formula="of:=([.A48]-0.49)*[.$F$6]" office:value-type="float" office:value="1259.13133041363" calcext:value-type="float">
            <text:p>1259,1313304136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,90</text:p>
          </table:table-cell>
          <table:table-cell table:formula="of:=([.A49]-0.49)*[.$B$6]" office:value-type="float" office:value="1311.53846153846" calcext:value-type="float">
            <text:p>1311,5384615385</text:p>
          </table:table-cell>
          <table:table-cell table:formula="of:=([.A49]-0.49)*[.$C$6]" office:value-type="float" office:value="1296.57794676806" calcext:value-type="float">
            <text:p>1296,5779467681</text:p>
          </table:table-cell>
          <table:table-cell table:formula="of:=([.A49]-0.49)*[.$D$6]" office:value-type="float" office:value="1294.93670886076" calcext:value-type="float">
            <text:p>1294,9367088608</text:p>
          </table:table-cell>
          <table:table-cell table:formula="of:=([.A49]-0.49)*[.$E$6]" office:value-type="float" office:value="1300" calcext:value-type="float">
            <text:p>1300</text:p>
          </table:table-cell>
          <table:table-cell table:formula="of:=([.A49]-0.49)*[.$F$6]" office:value-type="float" office:value="1297.17155187627" calcext:value-type="float">
            <text:p>1297,171551876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,00</text:p>
          </table:table-cell>
          <table:table-cell table:formula="of:=([.A50]-0.49)*[.$B$6]" office:value-type="float" office:value="1350" calcext:value-type="float">
            <text:p>1350</text:p>
          </table:table-cell>
          <table:table-cell table:formula="of:=([.A50]-0.49)*[.$C$6]" office:value-type="float" office:value="1334.60076045627" calcext:value-type="float">
            <text:p>1334,6007604563</text:p>
          </table:table-cell>
          <table:table-cell table:formula="of:=([.A50]-0.49)*[.$D$6]" office:value-type="float" office:value="1332.91139240506" calcext:value-type="float">
            <text:p>1332,9113924051</text:p>
          </table:table-cell>
          <table:table-cell table:formula="of:=([.A50]-0.49)*[.$E$6]" office:value-type="float" office:value="1338.12316715543" calcext:value-type="float">
            <text:p>1338,1231671554</text:p>
          </table:table-cell>
          <table:table-cell table:formula="of:=([.A50]-0.49)*[.$F$6]" office:value-type="float" office:value="1335.21177333892" calcext:value-type="float">
            <text:p>1335,2117733389</text:p>
          </table:table-cell>
          <table:table-cell table:number-columns-repeated="9"/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51]-0.49)*[.$B$6]" office:value-type="float" office:value="1388.46153846154" calcext:value-type="float">
            <text:p>1388,4615384615</text:p>
          </table:table-cell>
          <table:table-cell table:formula="of:=([.A51]-0.49)*[.$C$6]" office:value-type="float" office:value="1372.62357414449" calcext:value-type="float">
            <text:p>1372,6235741445</text:p>
          </table:table-cell>
          <table:table-cell table:formula="of:=([.A51]-0.49)*[.$D$6]" office:value-type="float" office:value="1370.88607594937" calcext:value-type="float">
            <text:p>1370,8860759494</text:p>
          </table:table-cell>
          <table:table-cell table:formula="of:=([.A51]-0.49)*[.$E$6]" office:value-type="float" office:value="1376.24633431085" calcext:value-type="float">
            <text:p>1376,2463343109</text:p>
          </table:table-cell>
          <table:table-cell table:formula="of:=([.A51]-0.49)*[.$F$6]" office:value-type="float" office:value="1373.25199480157" calcext:value-type="float">
            <text:p>1373,2519948016</text:p>
          </table:table-cell>
          <table:table-cell table:number-columns-repeated="9"/>
        </table:table-row>
        <table:table-row table:style-name="ro1">
          <table:table-cell office:value-type="float" office:value="4.2" calcext:value-type="float">
            <text:p>4,20</text:p>
          </table:table-cell>
          <table:table-cell table:formula="of:=([.A52]-0.49)*[.$B$6]" office:value-type="float" office:value="1426.92307692308" calcext:value-type="float">
            <text:p>1426,9230769231</text:p>
          </table:table-cell>
          <table:table-cell table:formula="of:=([.A52]-0.49)*[.$C$6]" office:value-type="float" office:value="1410.6463878327" calcext:value-type="float">
            <text:p>1410,6463878327</text:p>
          </table:table-cell>
          <table:table-cell table:formula="of:=([.A52]-0.49)*[.$D$6]" office:value-type="float" office:value="1408.86075949367" calcext:value-type="float">
            <text:p>1408,8607594937</text:p>
          </table:table-cell>
          <table:table-cell table:formula="of:=([.A52]-0.49)*[.$E$6]" office:value-type="float" office:value="1414.36950146628" calcext:value-type="float">
            <text:p>1414,3695014663</text:p>
          </table:table-cell>
          <table:table-cell table:formula="of:=([.A52]-0.49)*[.$F$6]" office:value-type="float" office:value="1411.29221626422" calcext:value-type="float">
            <text:p>1411,2922162642</text:p>
          </table:table-cell>
          <table:table-cell table:number-columns-repeated="9"/>
        </table:table-row>
        <table:table-row table:style-name="ro1">
          <table:table-cell office:value-type="float" office:value="4.3" calcext:value-type="float">
            <text:p>4,30</text:p>
          </table:table-cell>
          <table:table-cell table:formula="of:=([.A53]-0.49)*[.$B$6]" office:value-type="float" office:value="1465.38461538462" calcext:value-type="float">
            <text:p>1465,3846153846</text:p>
          </table:table-cell>
          <table:table-cell table:formula="of:=([.A53]-0.49)*[.$C$6]" office:value-type="float" office:value="1448.66920152091" calcext:value-type="float">
            <text:p>1448,6692015209</text:p>
          </table:table-cell>
          <table:table-cell table:formula="of:=([.A53]-0.49)*[.$D$6]" office:value-type="float" office:value="1446.83544303797" calcext:value-type="float">
            <text:p>1446,835443038</text:p>
          </table:table-cell>
          <table:table-cell table:formula="of:=([.A53]-0.49)*[.$E$6]" office:value-type="float" office:value="1452.4926686217" calcext:value-type="float">
            <text:p>1452,4926686217</text:p>
          </table:table-cell>
          <table:table-cell table:formula="of:=([.A53]-0.49)*[.$F$6]" office:value-type="float" office:value="1449.33243772686" calcext:value-type="float">
            <text:p>1449,3324377269</text:p>
          </table:table-cell>
          <table:table-cell table:number-columns-repeated="9"/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54]-0.49)*[.$B$6]" office:value-type="float" office:value="1503.84615384615" calcext:value-type="float">
            <text:p>1503,8461538462</text:p>
          </table:table-cell>
          <table:table-cell table:formula="of:=([.A54]-0.49)*[.$C$6]" office:value-type="float" office:value="1486.69201520913" calcext:value-type="float">
            <text:p>1486,6920152091</text:p>
          </table:table-cell>
          <table:table-cell table:formula="of:=([.A54]-0.49)*[.$D$6]" office:value-type="float" office:value="1484.81012658228" calcext:value-type="float">
            <text:p>1484,8101265823</text:p>
          </table:table-cell>
          <table:table-cell table:formula="of:=([.A54]-0.49)*[.$E$6]" office:value-type="float" office:value="1490.61583577713" calcext:value-type="float">
            <text:p>1490,6158357771</text:p>
          </table:table-cell>
          <table:table-cell table:formula="of:=([.A54]-0.49)*[.$F$6]" office:value-type="float" office:value="1487.37265918951" calcext:value-type="float">
            <text:p>1487,3726591895</text:p>
          </table:table-cell>
          <table:table-cell table:number-columns-repeated="9"/>
        </table:table-row>
        <table:table-row table:style-name="ro1">
          <table:table-cell office:value-type="float" office:value="4.5" calcext:value-type="float">
            <text:p>4,50</text:p>
          </table:table-cell>
          <table:table-cell table:formula="of:=([.A55]-0.49)*[.$B$6]" office:value-type="float" office:value="1542.30769230769" calcext:value-type="float">
            <text:p>1542,3076923077</text:p>
          </table:table-cell>
          <table:table-cell table:formula="of:=([.A55]-0.49)*[.$C$6]" office:value-type="float" office:value="1524.71482889734" calcext:value-type="float">
            <text:p>1524,7148288973</text:p>
          </table:table-cell>
          <table:table-cell table:formula="of:=([.A55]-0.49)*[.$D$6]" office:value-type="float" office:value="1522.78481012658" calcext:value-type="float">
            <text:p>1522,7848101266</text:p>
          </table:table-cell>
          <table:table-cell table:formula="of:=([.A55]-0.49)*[.$E$6]" office:value-type="float" office:value="1528.73900293255" calcext:value-type="float">
            <text:p>1528,7390029326</text:p>
          </table:table-cell>
          <table:table-cell table:formula="of:=([.A55]-0.49)*[.$F$6]" office:value-type="float" office:value="1525.41288065216" calcext:value-type="float">
            <text:p>1525,4128806522</text:p>
          </table:table-cell>
          <table:table-cell table:number-columns-repeated="9"/>
        </table:table-row>
        <table:table-row table:style-name="ro1">
          <table:table-cell office:value-type="float" office:value="4.6" calcext:value-type="float">
            <text:p>4,60</text:p>
          </table:table-cell>
          <table:table-cell table:formula="of:=([.A56]-0.49)*[.$B$6]" office:value-type="float" office:value="1580.76923076923" calcext:value-type="float">
            <text:p>1580,7692307692</text:p>
          </table:table-cell>
          <table:table-cell table:formula="of:=([.A56]-0.49)*[.$C$6]" office:value-type="float" office:value="1562.73764258555" calcext:value-type="float">
            <text:p>1562,7376425856</text:p>
          </table:table-cell>
          <table:table-cell table:formula="of:=([.A56]-0.49)*[.$D$6]" office:value-type="float" office:value="1560.75949367089" calcext:value-type="float">
            <text:p>1560,7594936709</text:p>
          </table:table-cell>
          <table:table-cell table:formula="of:=([.A56]-0.49)*[.$E$6]" office:value-type="float" office:value="1566.86217008798" calcext:value-type="float">
            <text:p>1566,862170088</text:p>
          </table:table-cell>
          <table:table-cell table:formula="of:=([.A56]-0.49)*[.$F$6]" office:value-type="float" office:value="1563.4531021148" calcext:value-type="float">
            <text:p>1563,4531021148</text:p>
          </table:table-cell>
          <table:table-cell table:number-columns-repeated="9"/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57]-0.49)*[.$B$6]" office:value-type="float" office:value="1619.23076923077" calcext:value-type="float">
            <text:p>1619,2307692308</text:p>
          </table:table-cell>
          <table:table-cell table:formula="of:=([.A57]-0.49)*[.$C$6]" office:value-type="float" office:value="1600.76045627376" calcext:value-type="float">
            <text:p>1600,7604562738</text:p>
          </table:table-cell>
          <table:table-cell table:formula="of:=([.A57]-0.49)*[.$D$6]" office:value-type="float" office:value="1598.73417721519" calcext:value-type="float">
            <text:p>1598,7341772152</text:p>
          </table:table-cell>
          <table:table-cell table:formula="of:=([.A57]-0.49)*[.$E$6]" office:value-type="float" office:value="1604.9853372434" calcext:value-type="float">
            <text:p>1604,9853372434</text:p>
          </table:table-cell>
          <table:table-cell table:formula="of:=([.A57]-0.49)*[.$F$6]" office:value-type="float" office:value="1601.49332357745" calcext:value-type="float">
            <text:p>1601,4933235775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,80</text:p>
          </table:table-cell>
          <table:table-cell table:formula="of:=([.A58]-0.49)*[.$B$6]" office:value-type="float" office:value="1657.69230769231" calcext:value-type="float">
            <text:p>1657,6923076923</text:p>
          </table:table-cell>
          <table:table-cell table:formula="of:=([.A58]-0.49)*[.$C$6]" office:value-type="float" office:value="1638.78326996198" calcext:value-type="float">
            <text:p>1638,783269962</text:p>
          </table:table-cell>
          <table:table-cell table:formula="of:=([.A58]-0.49)*[.$D$6]" office:value-type="float" office:value="1636.70886075949" calcext:value-type="float">
            <text:p>1636,7088607595</text:p>
          </table:table-cell>
          <table:table-cell table:formula="of:=([.A58]-0.49)*[.$E$6]" office:value-type="float" office:value="1643.10850439883" calcext:value-type="float">
            <text:p>1643,1085043988</text:p>
          </table:table-cell>
          <table:table-cell table:formula="of:=([.A58]-0.49)*[.$F$6]" office:value-type="float" office:value="1639.5335450401" calcext:value-type="float">
            <text:p>1639,5335450401</text:p>
          </table:table-cell>
          <table:table-cell table:number-columns-repeated="9"/>
        </table:table-row>
        <table:table-row table:style-name="ro1">
          <table:table-cell office:value-type="float" office:value="4.9" calcext:value-type="float">
            <text:p>4,90</text:p>
          </table:table-cell>
          <table:table-cell table:formula="of:=([.A59]-0.49)*[.$B$6]" office:value-type="float" office:value="1696.15384615385" calcext:value-type="float">
            <text:p>1696,1538461539</text:p>
          </table:table-cell>
          <table:table-cell table:formula="of:=([.A59]-0.49)*[.$C$6]" office:value-type="float" office:value="1676.80608365019" calcext:value-type="float">
            <text:p>1676,8060836502</text:p>
          </table:table-cell>
          <table:table-cell table:formula="of:=([.A59]-0.49)*[.$D$6]" office:value-type="float" office:value="1674.6835443038" calcext:value-type="float">
            <text:p>1674,6835443038</text:p>
          </table:table-cell>
          <table:table-cell table:formula="of:=([.A59]-0.49)*[.$E$6]" office:value-type="float" office:value="1681.23167155425" calcext:value-type="float">
            <text:p>1681,2316715543</text:p>
          </table:table-cell>
          <table:table-cell table:formula="of:=([.A59]-0.49)*[.$F$6]" office:value-type="float" office:value="1677.57376650275" calcext:value-type="float">
            <text:p>1677,573766502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60]-0.49)*[.$B$6]" office:value-type="float" office:value="1734.61538461538" calcext:value-type="float">
            <text:p>1734,6153846154</text:p>
          </table:table-cell>
          <table:table-cell table:formula="of:=([.A60]-0.49)*[.$C$6]" office:value-type="float" office:value="1714.8288973384" calcext:value-type="float">
            <text:p>1714,8288973384</text:p>
          </table:table-cell>
          <table:table-cell table:formula="of:=([.A60]-0.49)*[.$D$6]" office:value-type="float" office:value="1712.6582278481" calcext:value-type="float">
            <text:p>1712,6582278481</text:p>
          </table:table-cell>
          <table:table-cell table:formula="of:=([.A60]-0.49)*[.$E$6]" office:value-type="float" office:value="1719.35483870968" calcext:value-type="float">
            <text:p>1719,3548387097</text:p>
          </table:table-cell>
          <table:table-cell table:formula="of:=([.A60]-0.49)*[.$F$6]" office:value-type="float" office:value="1715.61398796539" calcext:value-type="float">
            <text:p>1715,6139879654</text:p>
          </table:table-cell>
          <table:table-cell table:number-columns-repeated="9"/>
        </table:table-row>
      </table:table>
      <table:table table:name="Arkusz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row table:style-name="ro1" table:number-rows-repeated="8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1:18:07.881461021</meta:creation-date>
    <dc:date>2018-07-14T22:24:50.902090863</dc:date>
    <meta:editing-duration>PT3M44S</meta:editing-duration>
    <meta:editing-cycles>1</meta:editing-cycles>
    <meta:document-statistic meta:table-count="2" meta:cell-count="367" meta:object-count="0"/>
    <meta:generator>LibreOffice/5.1.4.2$Linux_X86_64 LibreOffice_project/10m0$Build-2</meta:generator>
  </office:meta>
</office:document-meta>
</file>